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701in"/>
    </style:style>
    <style:style style:name="co4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christo.wilken@google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eymanovemil8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papula@gmx.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pe95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@jonathanmengedoh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mber.vogl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nzo.brazz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han.jennifer.zhao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sebast@atalantus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ong.won.seo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as.gerhardt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dhistira.arief.wibowo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cheibe@google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jsjkt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.vladov97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ehua.wu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.loehner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i.Wirtensohn@gmx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ovonkun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.wenninger@yahoo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ona.guerin@gmx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.pospelova244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.jaffr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mathew@outlook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act+google@liebald.in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buccilu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i.aylov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.schneider@outlook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akramer1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lpa.ghore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k.surholt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en.andabaka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lsberger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hardaryawardana@yahoo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ermann.floris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ippe.frull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raamorebellavirtu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ard.lox@beonde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nhard.hausleitner@cdt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27yab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dayavuz14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stetterma@gmx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enitz.maximilian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na.becheva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asbeger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98adam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celichtenberg@mail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as.bruess@manageandmore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idi.1732304@studenti.uniroma1.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upajivana@outlook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on_schneider@outlook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@xolf.in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gavince91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aojulienne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net.deboben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ao.bojian.55w@st.kyoto-u.ac.j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ettagianninaherzog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al.nobar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.zilk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.klettn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sser985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wegi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ias.schamel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-colin.wei@gmx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sheykhian98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ner@in.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gitaras.tunal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oya.adrian6384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hard.wardan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pe95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.schacherbau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@jonathanmengedoh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en@berndt-home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ibraimllar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feilpascal@outlook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ias-urban@outlook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49seh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o@sutedjo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repus97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jeeb.kha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.loh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hjof97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ermann.floris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kob@convaise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nte.sung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.presa-schnell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ordemann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.loehner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itzsturm98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ar.ahmed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ina_095@yahoo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tanismail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j5@outlook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buccilu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ha.splitthoff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i.Wirtensohn@gmx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cheibe@google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.desharnais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o@markostapfner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ritsch4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ver.basic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edek.horvath@protonmail.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ir.delic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nz.nickel@gmx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l13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.niemeyer@vk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x1986@google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kob1900@gmx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k@dirkgomez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gioaffs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.wessling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iugeshreddy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lpa.ghore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.k.seppala@proton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bby0ne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.dufter@iteratec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akramer1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.kritharas@outlook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i.aylov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a.mandalreddy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jlxs@hmx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nojpg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bibgahbiche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.reff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sebast@yahoo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gene@batovsky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net.deboben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mathew.j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yabelyaeva96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iemtonthat@yahoo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.schneider@outlook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.kauschke154@google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eymanovemil8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_preischl1989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linmehmed17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lothaj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g_6690@outlook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oannaeis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senii.smyrnov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ama.ahmed.cs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bald@net.in.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.wahl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park9421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estanov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.mazurkiewicz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-baltatzis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qada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.leonhardt@hot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wadip.maity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chwendner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abreit@google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leksandar.aleksandrov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osha@posteo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sen753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@amer8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@svntech.r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obermeier01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or.spiridonov@proton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marobert@outlook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rmedrichie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ika.m.busch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ybukeulusarslan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ong.won.seo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o@sutedjo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oya.adrian6384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bil.hamz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.vladov97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pe95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mkhachnaou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nik.schmidt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72xud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.jaffr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hnanpooja13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49seh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.schaef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mi.abid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.loh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hjof97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.gloukhma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gerfr@in.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okun.zheng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han.jennifer.zhao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rick.molz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seng.phoo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m-wiederhold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ek.alex.un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.yeganeh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oerwawinata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ishrao.mangalore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han.hsieh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a.thiergart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stasia.litinetskay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ppyclass999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3.sebastian.mueller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nelin1206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mann-katharina@outlook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kolaus.pinger@gmx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ofan.xu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annes.pfannschmidt@gmx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stasy.kireeva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.loehner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choongwh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k951218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gitaras.tunal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.gharaee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nzo.brazz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nliang136216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dalena.gawlinsk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anyuan.luo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d.a.rafd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stasy.kireeva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cheibe@google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.lopez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.zachau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hmed.bahnasy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angyingqi.regina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aotian.yang@hot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ia.iurtaeva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hard.wardan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hackl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zmican@pm.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wei.l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chik23012001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oya.adrian6384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w2k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fnazutkan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d.a.rafd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bil.hamz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buccilu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idi.1732304@studenti.uniroma1.i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.vladov97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na.becheva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iq.rumaney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pulamarco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pe95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idi.1732304@studenti.uniroma1.i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.pospelova244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ceymh96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o@sutedjo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ianmmihail@yahoo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nt.na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.amriasma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ousa.andrew11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.heddendorp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itz@mnkr.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raheem.mouhamed@gmail.com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l13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ar.ahmed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ip.b.skubacz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ngquoc.nguye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ka.bhowmick0408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scheuer@hot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.wilken@google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gao.luo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ill.sedow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frommer@in.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han.jennifer.zhao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.amased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sa.xiao@mail.d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.wang1997@icloud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njie.hou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an.nalenz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@h-schamberger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.r.muell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wig.dickmanns@outlook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iana.sutedjo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ard-goldstein@outlook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aldawn0316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nqingwei99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lo.zhouhongkuan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91444052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un.bahl@ti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.fernezely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hard.wardan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52rob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en.andabak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.juerss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edikt.wern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papula@gmx.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nis.denk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.petr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z@in.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87jas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ya.elhashemy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84mus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ik.gloess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94bib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ona.froehl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lon.bucciarell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vordeman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on.wyrowski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49seh@mytum.d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i.allgoew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35let@mytum.d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35pic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ehua.wu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.loh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o.fechtn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.montoy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.flyn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as.gerhardt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jeeb.kha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iq.rumaney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.denn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o.sutedjo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bian.hoeltke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io.rahma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.schaerding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emy.harisch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solonets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.drobny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25nuz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moud.yassi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.schacherbau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bil.hamz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.zachau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i.visa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72fil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li.ergi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alin.voss@campus.lmu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.schaef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nik.schmidt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49qah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annes.pfannschmidt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27kos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98hed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hna.mavan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bir.kha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nical University Munich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63qes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59moj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.loehner@gmail.com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okun.zheng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ulkokate41@gmail.com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dhistira.arief.wibowo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36bih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gurcan.polat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ak.mete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.nguye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oja.krishna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.mortim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gor.bezirganya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72xud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k.surholt@web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mi.abid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cent.jeltsch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t.sueruecueoglu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ls.krueg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an.stanley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welinastoch@google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dnik35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ybuke.ulusarslan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ra.seibicke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54jox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tarshi.mitr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rteyevans92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.pfeifle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lie.pett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iur.rahma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tafa.yasin2404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.gloukhma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ab.mirza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shesh.haradhu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henk.kandwal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hamed.elzare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.riege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ias.juelg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chenme@in.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nis.mainczyk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itz.brandenburg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93hom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35qum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.tetzlaff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f.buettge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93hox@mytum.d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93mub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kun.ispir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wagenlaender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.vladov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han.jennifer.zhao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ina.vale-ros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tina.bolohan@campus.lmu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imlla@in.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d@hm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iev@in.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gerfr@in.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as27.weiss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63zih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sim.walh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un@in.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.jaffr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t.sueruecueoglu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kan.akyuerek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tukbugra.gokturk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69wid@mytum.d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m.khachnaou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gx.nguye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96mor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mber.vogl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vel.czempi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82jet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ej.liebenthal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vyakathuri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gitaras.tunali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93bam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kan.akyuerek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kannakyurek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bergmann1324@g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gx.nguyen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n.amal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e.ata@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62hob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56hel@mytum.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mailto:mustafa.yasin2404@gmail.com" xlink:type="simple">mustafa.yasin2404@gmail.com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as.bruess@manageandmore.d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6.2988in" svg:height="3.5429in" svg:x="6.998in" svg:y="3.7307in">
            <draw:object draw:notify-on-update-of-ranges="'Pivot Table_Sheet1_1'.D9:'Pivot Table_Sheet1_1'.D9 'Pivot Table_Sheet1_1'.D10:'Pivot Table_Sheet1_1'.D13 'Pivot Table_Sheet1_1'.E9:'Pivot Table_Sheet1_1'.E9 'Pivot Table_Sheet1_1'.E10:'Pivot Table_Sheet1_1'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4"/>
        <table:table-column table:style-name="co4" table:default-cell-style-name="ce8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e-mail</text:p>
          </table:table-cell>
          <table:table-cell table:style-name="ce6" office:value-type="string" calcext:value-type="string">
            <text:p>Sum - numb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123.sebastian.mueller@gmail.co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mazurkiewicz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montoya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tetzlaff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leksandar.aleksandrov@gmail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</text:p>
          </table:table-cell>
          <table:table-cell table:formula="of:=MAX([.B2:.B34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hiugeshreddy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m.khachnaoui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mkhachnaoui@gmail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ber of Events Registered</text:p>
          </table:table-cell>
          <table:table-cell office:value-type="string" calcext:value-type="string">
            <text:p>Attendees</text:p>
          </table:table-cell>
        </table:table-row>
        <table:table-row table:style-name="ro1">
          <table:table-cell office:value-type="string" calcext:value-type="string">
            <text:p>ahmed.bahnasy@tum.d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B2:.B346];&quot;1&quot;)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lex@svntech.r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B2:.B346];&quot;2&quot;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lexander.leonhardt@hotmail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B2:.B346];&quot;3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exandra.seibicke@tum.d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B2:.B346];&quot;4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raamorebellavirtu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ej.liebenthal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.gharaee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.jaffri@tum.d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eymh96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o.sutedjo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o@sutedjo.ne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o.rahma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nt.na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stasia.litinetskaya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stasy.kireeva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ibraimllari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as_preischl1989@web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i.visa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-baltatzis@web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.k.seppala@proton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ka.m.busch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.wyrowski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ka.bhowmick0408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enii.smyrnov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ishrao.mangalore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li.ergi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l.nobari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buke.ulusarslan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bukeulusarslan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.loehner@gmail.co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.loehner@gmail.com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edek.horvath@protonmail.c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edikt.wern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net.deboben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hard.hausleitner@cdt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wadip.maity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estanov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mlla@in.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dstetterma@gmx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ak.mete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en@berndt-home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olina.vale-rosa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liang136216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bby0ne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ian.presa-schnell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ian.reff@web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ian.wahl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inelin1206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o.wilken@google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nte.sung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as.bruess@manageandmore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asbeger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rmedrichie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+google@liebald.inf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buccilu@gmail.co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ina.bolohan@campus.lmu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kauschke154@google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.gloukhman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.petri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ir.delic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nis.denk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n.amal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ousa.andrew11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k.surholt@web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k@dirkgomez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lxs@hmx.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k.gloess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ina_095@yahoo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chwendner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raheem.mouhamed@gmail.com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e.ata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fnazutkan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sa.xiao@mail.de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.amriasma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l13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gene@batovsky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elinastoch@google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r.muell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bian.hoeltke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ip.b.skubacz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ippe.frulli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na.froehl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na.guerin@gmx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rian.dufter@iteratec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rian@xolf.inf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sen753@web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lsberger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thjof97@web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27kos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27yab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59moj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62hob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63qes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63zih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84mus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87jas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94bib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96mor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_6690@outlook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25nuz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35let@mytum.de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35pic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35qum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36bih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49qah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49seh@my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49seh@mytum.de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52rob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54jox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56hel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69wid@mytum.de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72fil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72xud@my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82jet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93bam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93hom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93hox@mytum.de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93mub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98hed@my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i.aylov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iev@in.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hard.wardana@tum.d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hardaryawardana@yahoo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@jonathanmengedoht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oerwawinata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or.bezirganya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bgahbiche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kan.akyuerek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kannakyurek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idi.1732304@studenti.uniroma1.i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idi.1732304@studenti.uniroma1.it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ya.elhashemy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okun.zheng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ovonkun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class999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@hm.ed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o.zhouhongkuan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othaj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.abidi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ri.allgoew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mann-katharina@outlook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annaeis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or.spiridonov@proton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kob@convaise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kob1900@gmx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iur.rahma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nis.mainczyk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upajivana@outlook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emy.harisch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ehua.wu@web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gao.luo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ana.becheva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annes.pfannschmidt@gmx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annes.pfannschmidt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.flyn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as.juerss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as.schaefer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assebast@atalantus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assebast@yahoo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atanismaili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mathew.j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mathew@outlook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ng.won.seo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ef.buettge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.nalenz@web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isser985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scheuer@hot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ber.vogli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alin.voss@campus.lmu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yabelyaeva96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vyakathuria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emtonthat@yahoo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enitz.maximilian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m-wiederhold@web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ill.sedow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osha@posteo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ishenk.kandwal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ishna.mavani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ishnanpooja13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chenme@in.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.hackl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.vordeman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ark9421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ard-goldstein@outlook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ard.lox@beonde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qada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o.bojian.55w@st.kyoto-u.ac.j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bald@net.in.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a.thiergart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enz.nickel@gmx.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enzo.brazzi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.heddendorp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dwig.dickmanns@outlook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s.gerhardt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s27.weiss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ordemann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d.a.rafdi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papula@gmx.at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wagenlaender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dalena.gawlinska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moud.yassi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el.klettn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.lopez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.pospelova244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ettagianninaherzog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ia.iurtaeva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@markostapfner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.amased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.schacherbauer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lon.bucciarelli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ha.splitthoff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.desharnais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pe95@gmail.co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repus97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ricelichtenberg@mail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.rieg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.wang1997@icloud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.wenninger@yahoo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98adam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obermeier01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ergmann1324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breit@google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linmehmed17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.sueruecueoglu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hael.lohr@tum.d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ar.ahmed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amed.elzarei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z@in.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oya.adrian6384@gmail.co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itz.brandenburg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itz@mnkr.e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itzsturm98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nseng.phoo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tafa.yasin2404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kritharas@outlook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jeeb.khan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teyevans92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sim.walha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halie.pett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zmican@pm.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.fechtn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kolaus.pinger@gmx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ls.krueg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nojpg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chik23012001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kun.ispi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ama.ahmed.cs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shesh.haradhu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ner@in.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ulamarco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ick.molz@web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el.czempi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.mortim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wegii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eilpascal@outlook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rommer@in.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ipp.schneider@outlook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w2k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ja.krishna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hulkokate41@gmail.com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gerfr@in.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sjkt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ofan.xu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an.stanley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sheykhian98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solonets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sabil.hamza@tum.d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ukbugra.gokturk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i.Wirtensohn@gmx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ptarshi.mitra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ayavuz14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ver.basic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gioaffs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hab.mirzai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lpa.ghore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han.jennifer.zhao@tum.d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.fernezelyi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.wessling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.zachau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.zilk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k951218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.denn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.niemeyer@vkb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.schaerdinger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.vladov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.vladov97@gmail.co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ianmmihail@yahoo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j5@outlook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eymanovemil8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a.mandalreddy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n.andabaka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n.andabaka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-colin.wei@gmx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nical University Munich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akramer1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ealdawn0316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anyuan.luo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.pfeifle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choongwh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on_schneider@outlook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bias-urban@outlook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bias.juelg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bias.schamel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.nguye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@h-schamberger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ngquoc.nguye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gx.nguyen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x1986@google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urcan.polat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.drobnyi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dnik35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avince91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un.bahl@ti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cent.jeltsch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a.sutedjo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cheibe@googlemail.co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91444052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marobert@outlook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iq.rumaney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jie.hou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qingwei99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mann.floris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ritsch4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n@in.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@amer8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iaotian.yang@hot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.yeganeh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nik.schmidt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wei.li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gitaras.tunali@gmail.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gitaras.tunali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han.hsieh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dhistira.arief.wibowo@tum.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bir.khan@tum.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ek.alex.uni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hangyingqi.regina@gmail.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haojulienne@gmail.com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415" calcext:value-type="float">
            <text:p>415</text:p>
          </table:table-cell>
          <table:table-cell table:number-columns-repeated="3"/>
        </table:table-row>
      </table:table>
      <table:named-expressions/>
      <table:data-pilot-tables>
        <table:data-pilot-table table:name="DataPilot1" table:application-data="" table:target-range-address="'Pivot Table_Sheet1_1'.A1:'Pivot Table_Sheet1_1'.B347" table:buttons="'Pivot Table_Sheet1_1'.A1" table:show-filter-button="false" table:drill-down-on-double-click="false">
          <table:source-cell-range table:cell-range-address="Sheet1.A1:Sheet1.B4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-mail" table:orientation="row" table:used-hierarchy="0" table:function="auto">
            <table:data-pilot-level table:show-empty="false" calcext:repeat-item-labels="false">
              <table:data-pilot-members>
                <table:data-pilot-member table:name="123.sebastian.mueller@gmail.com" table:display="true" table:show-details="true"/>
                <table:data-pilot-member table:name="A.mazurkiewicz@tum.de" table:display="true" table:show-details="true"/>
                <table:data-pilot-member table:name="a.montoya@tum.de" table:display="true" table:show-details="true"/>
                <table:data-pilot-member table:name="a.tetzlaff@tum.de" table:display="true" table:show-details="true"/>
                <table:data-pilot-member table:name="aaleksandar.aleksandrov@gmail.com" table:display="true" table:show-details="true"/>
                <table:data-pilot-member table:name="abhiugeshreddy@gmail.com" table:display="true" table:show-details="true"/>
                <table:data-pilot-member table:name="Adem.khachnaoui@tum.de" table:display="true" table:show-details="true"/>
                <table:data-pilot-member table:name="ademkhachnaoui@gmail.com" table:display="true" table:show-details="true"/>
                <table:data-pilot-member table:name="ahmed.bahnasy@tum.de" table:display="true" table:show-details="true"/>
                <table:data-pilot-member table:name="alex@svntech.ru" table:display="true" table:show-details="true"/>
                <table:data-pilot-member table:name="alexander.leonhardt@hotmail.com" table:display="true" table:show-details="true"/>
                <table:data-pilot-member table:name="alexandra.seibicke@tum.de" table:display="true" table:show-details="true"/>
                <table:data-pilot-member table:name="alexandraamorebellavirtu@gmail.com" table:display="true" table:show-details="true"/>
                <table:data-pilot-member table:name="alexej.liebenthal@tum.de" table:display="true" table:show-details="true"/>
                <table:data-pilot-member table:name="ali.gharaee@tum.de" table:display="true" table:show-details="true"/>
                <table:data-pilot-member table:name="Ali.jaffri@tum.de" table:display="true" table:show-details="true"/>
                <table:data-pilot-member table:name="aliceymh96@gmail.com" table:display="true" table:show-details="true"/>
                <table:data-pilot-member table:name="almo.sutedjo@tum.de" table:display="true" table:show-details="true"/>
                <table:data-pilot-member table:name="almo@sutedjo.net" table:display="true" table:show-details="true"/>
                <table:data-pilot-member table:name="amio.rahman@tum.de" table:display="true" table:show-details="true"/>
                <table:data-pilot-member table:name="Anant.na@gmail.com" table:display="true" table:show-details="true"/>
                <table:data-pilot-member table:name="anastasia.litinetskaya@tum.de" table:display="true" table:show-details="true"/>
                <table:data-pilot-member table:name="anastasy.kireeva@gmail.com" table:display="true" table:show-details="true"/>
                <table:data-pilot-member table:name="andibraimllari@gmail.com" table:display="true" table:show-details="true"/>
                <table:data-pilot-member table:name="andreas_preischl1989@web.de" table:display="true" table:show-details="true"/>
                <table:data-pilot-member table:name="andrei.visan@tum.de" table:display="true" table:show-details="true"/>
                <table:data-pilot-member table:name="anna-baltatzis@web.de" table:display="true" table:show-details="true"/>
                <table:data-pilot-member table:name="anna.k.seppala@protonmail.com" table:display="true" table:show-details="true"/>
                <table:data-pilot-member table:name="annika.m.busch@gmail.com" table:display="true" table:show-details="true"/>
                <table:data-pilot-member table:name="anton.wyrowski@gmail.com" table:display="true" table:show-details="true"/>
                <table:data-pilot-member table:name="arka.bhowmick0408@gmail.com" table:display="true" table:show-details="true"/>
                <table:data-pilot-member table:name="arsenii.smyrnov@gmail.com" table:display="true" table:show-details="true"/>
                <table:data-pilot-member table:name="ashishrao.mangalore@tum.de" table:display="true" table:show-details="true"/>
                <table:data-pilot-member table:name="asli.ergin@tum.de" table:display="true" table:show-details="true"/>
                <table:data-pilot-member table:name="assal.nobari@gmail.com" table:display="true" table:show-details="true"/>
                <table:data-pilot-member table:name="aybuke.ulusarslan@gmail.com" table:display="true" table:show-details="true"/>
                <table:data-pilot-member table:name="aybukeulusarslan@gmail.com" table:display="true" table:show-details="true"/>
                <table:data-pilot-member table:name="be.loehner@gmail.com" table:display="true" table:show-details="true"/>
                <table:data-pilot-member table:name="be.loehner@gmail.com " table:display="true" table:show-details="true"/>
                <table:data-pilot-member table:name="benedek.horvath@protonmail.ch" table:display="true" table:show-details="true"/>
                <table:data-pilot-member table:name="benedikt.werner@tum.de" table:display="true" table:show-details="true"/>
                <table:data-pilot-member table:name="bennet.deboben@gmail.com" table:display="true" table:show-details="true"/>
                <table:data-pilot-member table:name="bernhard.hausleitner@cdtm.de" table:display="true" table:show-details="true"/>
                <table:data-pilot-member table:name="biswadip.maity@gmail.com" table:display="true" table:show-details="true"/>
                <table:data-pilot-member table:name="bmestanov@gmail.com" table:display="true" table:show-details="true"/>
                <table:data-pilot-member table:name="braimlla@in.tum.de" table:display="true" table:show-details="true"/>
                <table:data-pilot-member table:name="brandstetterma@gmx.de" table:display="true" table:show-details="true"/>
                <table:data-pilot-member table:name="burak.mete@tum.de" table:display="true" table:show-details="true"/>
                <table:data-pilot-member table:name="carmen@berndt-home.de" table:display="true" table:show-details="true"/>
                <table:data-pilot-member table:name="carolina.vale-rosa@tum.de" table:display="true" table:show-details="true"/>
                <table:data-pilot-member table:name="chenliang136216@gmail.com" table:display="true" table:show-details="true"/>
                <table:data-pilot-member table:name="chibby0ne@gmail.com" table:display="true" table:show-details="true"/>
                <table:data-pilot-member table:name="christian.presa-schnell@tum.de" table:display="true" table:show-details="true"/>
                <table:data-pilot-member table:name="christian.reff@web.de" table:display="true" table:show-details="true"/>
                <table:data-pilot-member table:name="christian.wahl@tum.de" table:display="true" table:show-details="true"/>
                <table:data-pilot-member table:name="christinelin1206@gmail.com" table:display="true" table:show-details="true"/>
                <table:data-pilot-member table:name="christo.wilken@googlemail.com" table:display="true" table:show-details="true"/>
                <table:data-pilot-member table:name="chunte.sung@tum.de" table:display="true" table:show-details="true"/>
                <table:data-pilot-member table:name="claas.bruess@manageandmore.de" table:display="true" table:show-details="true"/>
                <table:data-pilot-member table:name="claasbeger@gmail.com" table:display="true" table:show-details="true"/>
                <table:data-pilot-member table:name="confirmedrichie@gmail.com" table:display="true" table:show-details="true"/>
                <table:data-pilot-member table:name="contact+google@liebald.info" table:display="true" table:show-details="true"/>
                <table:data-pilot-member table:name="corbuccilu@gmail.com" table:display="true" table:show-details="true"/>
                <table:data-pilot-member table:name="cristina.bolohan@campus.lmu.de" table:display="true" table:show-details="true"/>
                <table:data-pilot-member table:name="d.kauschke154@googlemail.com" table:display="true" table:show-details="true"/>
                <table:data-pilot-member table:name="daniel.gloukhman@tum.de" table:display="true" table:show-details="true"/>
                <table:data-pilot-member table:name="daniel.petri@tum.de" table:display="true" table:show-details="true"/>
                <table:data-pilot-member table:name="demir.delic@gmail.com" table:display="true" table:show-details="true"/>
                <table:data-pilot-member table:name="dennis.denk@tum.de" table:display="true" table:show-details="true"/>
                <table:data-pilot-member table:name="derin.amal@tum.de" table:display="true" table:show-details="true"/>
                <table:data-pilot-member table:name="desousa.andrew11@gmail.com" table:display="true" table:show-details="true"/>
                <table:data-pilot-member table:name="dirk.surholt@web.de" table:display="true" table:show-details="true"/>
                <table:data-pilot-member table:name="dirk@dirkgomez.de" table:display="true" table:show-details="true"/>
                <table:data-pilot-member table:name="djlxs@hmx.net" table:display="true" table:show-details="true"/>
                <table:data-pilot-member table:name="dominik.gloess@tum.de" table:display="true" table:show-details="true"/>
                <table:data-pilot-member table:name="dorina_095@yahoo.com" table:display="true" table:show-details="true"/>
                <table:data-pilot-member table:name="dschwendner@gmail.com" table:display="true" table:show-details="true"/>
                <table:data-pilot-member table:name="Ebraheem.mouhamed@gmail.com " table:display="true" table:show-details="true"/>
                <table:data-pilot-member table:name="Ece.ata@tum.de" table:display="true" table:show-details="true"/>
                <table:data-pilot-member table:name="elifnazutkan@gmail.com" table:display="true" table:show-details="true"/>
                <table:data-pilot-member table:name="Elisa.xiao@mail.de " table:display="true" table:show-details="true"/>
                <table:data-pilot-member table:name="eng.amriasma@gmail.com" table:display="true" table:show-details="true"/>
                <table:data-pilot-member table:name="eril13@gmail.com" table:display="true" table:show-details="true"/>
                <table:data-pilot-member table:name="eugene@batovsky.com" table:display="true" table:show-details="true"/>
                <table:data-pilot-member table:name="ewelinastoch@googlemail.com" table:display="true" table:show-details="true"/>
                <table:data-pilot-member table:name="f.r.mueller@tum.de" table:display="true" table:show-details="true"/>
                <table:data-pilot-member table:name="fabian.hoeltke@tum.de" table:display="true" table:show-details="true"/>
                <table:data-pilot-member table:name="filip.b.skubacz@gmail.com" table:display="true" table:show-details="true"/>
                <table:data-pilot-member table:name="Filippe.frulli@gmail.com" table:display="true" table:show-details="true"/>
                <table:data-pilot-member table:name="fiona.froehler@tum.de" table:display="true" table:show-details="true"/>
                <table:data-pilot-member table:name="fiona.guerin@gmx.de" table:display="true" table:show-details="true"/>
                <table:data-pilot-member table:name="florian.dufter@iteratec.com" table:display="true" table:show-details="true"/>
                <table:data-pilot-member table:name="florian@xolf.info" table:display="true" table:show-details="true"/>
                <table:data-pilot-member table:name="flowsen753@web.de" table:display="true" table:show-details="true"/>
                <table:data-pilot-member table:name="Framelsberger@gmail.com" table:display="true" table:show-details="true"/>
                <table:data-pilot-member table:name="frithjof97@web.de" table:display="true" table:show-details="true"/>
                <table:data-pilot-member table:name="ga27kos@mytum.de" table:display="true" table:show-details="true"/>
                <table:data-pilot-member table:name="ga27yab@mytum.de" table:display="true" table:show-details="true"/>
                <table:data-pilot-member table:name="ga59moj@mytum.de" table:display="true" table:show-details="true"/>
                <table:data-pilot-member table:name="ga62hob@mytum.de" table:display="true" table:show-details="true"/>
                <table:data-pilot-member table:name="ga63qes@mytum.de" table:display="true" table:show-details="true"/>
                <table:data-pilot-member table:name="ga63zih@mytum.de" table:display="true" table:show-details="true"/>
                <table:data-pilot-member table:name="ga84mus@mytum.de" table:display="true" table:show-details="true"/>
                <table:data-pilot-member table:name="ga87jas@mytum.de" table:display="true" table:show-details="true"/>
                <table:data-pilot-member table:name="ga94bib@mytum.de" table:display="true" table:show-details="true"/>
                <table:data-pilot-member table:name="Ga96mor@mytum.de" table:display="true" table:show-details="true"/>
                <table:data-pilot-member table:name="garg_6690@outlook.com" table:display="true" table:show-details="true"/>
                <table:data-pilot-member table:name="ge25nuz@mytum.de" table:display="true" table:show-details="true"/>
                <table:data-pilot-member table:name="ge35let@mytum.de " table:display="true" table:show-details="true"/>
                <table:data-pilot-member table:name="ge35pic@mytum.de" table:display="true" table:show-details="true"/>
                <table:data-pilot-member table:name="ge35qum@mytum.de" table:display="true" table:show-details="true"/>
                <table:data-pilot-member table:name="ge36bih@tum.de" table:display="true" table:show-details="true"/>
                <table:data-pilot-member table:name="ge49qah@tum.de" table:display="true" table:show-details="true"/>
                <table:data-pilot-member table:name="ge49seh@mytum.de" table:display="true" table:show-details="true"/>
                <table:data-pilot-member table:name="ge49seh@mytum.de " table:display="true" table:show-details="true"/>
                <table:data-pilot-member table:name="ge52rob@mytum.de" table:display="true" table:show-details="true"/>
                <table:data-pilot-member table:name="ge54jox@mytum.de" table:display="true" table:show-details="true"/>
                <table:data-pilot-member table:name="Ge56hel@mytum.de" table:display="true" table:show-details="true"/>
                <table:data-pilot-member table:name="Ge69wid@mytum.de " table:display="true" table:show-details="true"/>
                <table:data-pilot-member table:name="ge72fil@mytum.de" table:display="true" table:show-details="true"/>
                <table:data-pilot-member table:name="Ge72xud@mytum.de" table:display="true" table:show-details="true"/>
                <table:data-pilot-member table:name="ge82jet@mytum.de" table:display="true" table:show-details="true"/>
                <table:data-pilot-member table:name="ge93bam@mytum.de" table:display="true" table:show-details="true"/>
                <table:data-pilot-member table:name="ge93hom@mytum.de" table:display="true" table:show-details="true"/>
                <table:data-pilot-member table:name="ge93hox@mytum.de " table:display="true" table:show-details="true"/>
                <table:data-pilot-member table:name="ge93mub@mytum.de" table:display="true" table:show-details="true"/>
                <table:data-pilot-member table:name="ge98hed@mytum.de" table:display="true" table:show-details="true"/>
                <table:data-pilot-member table:name="georgi.aylov@gmail.com" table:display="true" table:show-details="true"/>
                <table:data-pilot-member table:name="georgiev@in.tum.de" table:display="true" table:show-details="true"/>
                <table:data-pilot-member table:name="gerhard.wardana@tum.de" table:display="true" table:show-details="true"/>
                <table:data-pilot-member table:name="gerhardaryawardana@yahoo.com" table:display="true" table:show-details="true"/>
                <table:data-pilot-member table:name="Google@jonathanmengedoht.com" table:display="true" table:show-details="true"/>
                <table:data-pilot-member table:name="gpoerwawinata@gmail.com" table:display="true" table:show-details="true"/>
                <table:data-pilot-member table:name="grigor.bezirganyan@tum.de" table:display="true" table:show-details="true"/>
                <table:data-pilot-member table:name="habibgahbiche@gmail.com" table:display="true" table:show-details="true"/>
                <table:data-pilot-member table:name="hakan.akyuerek@tum.de" table:display="true" table:show-details="true"/>
                <table:data-pilot-member table:name="hakannakyurek@gmail.com" table:display="true" table:show-details="true"/>
                <table:data-pilot-member table:name="hamidi.1732304@studenti.uniroma1.it" table:display="true" table:show-details="true"/>
                <table:data-pilot-member table:name="Hamidi.1732304@studenti.uniroma1.it " table:display="true" table:show-details="true"/>
                <table:data-pilot-member table:name="Hanya.elhashemy@tum.de" table:display="true" table:show-details="true"/>
                <table:data-pilot-member table:name="haokun.zheng@tum.de" table:display="true" table:show-details="true"/>
                <table:data-pilot-member table:name="haovonkun@gmail.com" table:display="true" table:show-details="true"/>
                <table:data-pilot-member table:name="happyclass999@gmail.com" table:display="true" table:show-details="true"/>
                <table:data-pilot-member table:name="heid@hm.edu" table:display="true" table:show-details="true"/>
                <table:data-pilot-member table:name="hello.zhouhongkuan@gmail.com" table:display="true" table:show-details="true"/>
                <table:data-pilot-member table:name="hellothaj@gmail.com" table:display="true" table:show-details="true"/>
                <table:data-pilot-member table:name="helmi.abidi@tum.de" table:display="true" table:show-details="true"/>
                <table:data-pilot-member table:name="henri.allgoewer@tum.de" table:display="true" table:show-details="true"/>
                <table:data-pilot-member table:name="hermann-katharina@outlook.de" table:display="true" table:show-details="true"/>
                <table:data-pilot-member table:name="hooannaeis@gmail.com" table:display="true" table:show-details="true"/>
                <table:data-pilot-member table:name="igor.spiridonov@protonmail.com" table:display="true" table:show-details="true"/>
                <table:data-pilot-member table:name="jakob@convaise.com" table:display="true" table:show-details="true"/>
                <table:data-pilot-member table:name="Jakob1900@gmx.de" table:display="true" table:show-details="true"/>
                <table:data-pilot-member table:name="jamiur.rahman@tum.de" table:display="true" table:show-details="true"/>
                <table:data-pilot-member table:name="Jannis.mainczyk@tum.de" table:display="true" table:show-details="true"/>
                <table:data-pilot-member table:name="jaupajivana@outlook.com" table:display="true" table:show-details="true"/>
                <table:data-pilot-member table:name="jeremy.harisch@tum.de" table:display="true" table:show-details="true"/>
                <table:data-pilot-member table:name="jiehua.wu@web.de" table:display="true" table:show-details="true"/>
                <table:data-pilot-member table:name="jigao.luo@tum.de" table:display="true" table:show-details="true"/>
                <table:data-pilot-member table:name="joana.becheva@gmail.com" table:display="true" table:show-details="true"/>
                <table:data-pilot-member table:name="johannes.pfannschmidt@gmx.de" table:display="true" table:show-details="true"/>
                <table:data-pilot-member table:name="johannes.pfannschmidt@tum.de" table:display="true" table:show-details="true"/>
                <table:data-pilot-member table:name="john.flynn@tum.de" table:display="true" table:show-details="true"/>
                <table:data-pilot-member table:name="jonas.juerss@tum.de" table:display="true" table:show-details="true"/>
                <table:data-pilot-member table:name="jonas.schaefer@tum.de" table:display="true" table:show-details="true"/>
                <table:data-pilot-member table:name="jonassebast@atalantus.de" table:display="true" table:show-details="true"/>
                <table:data-pilot-member table:name="jonassebast@yahoo.de" table:display="true" table:show-details="true"/>
                <table:data-pilot-member table:name="jonatanismaili@gmail.com" table:display="true" table:show-details="true"/>
                <table:data-pilot-member table:name="jonmathew.j@gmail.com" table:display="true" table:show-details="true"/>
                <table:data-pilot-member table:name="jonmathew@outlook.com" table:display="true" table:show-details="true"/>
                <table:data-pilot-member table:name="joong.won.seo@gmail.com" table:display="true" table:show-details="true"/>
                <table:data-pilot-member table:name="josef.buettgen@tum.de" table:display="true" table:show-details="true"/>
                <table:data-pilot-member table:name="julian.nalenz@web.de" table:display="true" table:show-details="true"/>
                <table:data-pilot-member table:name="Kaisser985@gmail.com" table:display="true" table:show-details="true"/>
                <table:data-pilot-member table:name="Kalscheuer@hotmail.com" table:display="true" table:show-details="true"/>
                <table:data-pilot-member table:name="kamber.vogli@tum.de" table:display="true" table:show-details="true"/>
                <table:data-pilot-member table:name="Katalin.voss@campus.lmu.de" table:display="true" table:show-details="true"/>
                <table:data-pilot-member table:name="katyabelyaeva96@gmail.com" table:display="true" table:show-details="true"/>
                <table:data-pilot-member table:name="kavyakathuria@tum.de" table:display="true" table:show-details="true"/>
                <table:data-pilot-member table:name="khiemtonthat@yahoo.de" table:display="true" table:show-details="true"/>
                <table:data-pilot-member table:name="kienitz.maximilian@gmail.com" table:display="true" table:show-details="true"/>
                <table:data-pilot-member table:name="kim-wiederhold@web.de" table:display="true" table:show-details="true"/>
                <table:data-pilot-member table:name="kirill.sedow@tum.de" table:display="true" table:show-details="true"/>
                <table:data-pilot-member table:name="koosha@posteo.de" table:display="true" table:show-details="true"/>
                <table:data-pilot-member table:name="krishenk.kandwal@tum.de" table:display="true" table:show-details="true"/>
                <table:data-pilot-member table:name="krishna.mavani@tum.de" table:display="true" table:show-details="true"/>
                <table:data-pilot-member table:name="krishnanpooja13@gmail.com" table:display="true" table:show-details="true"/>
                <table:data-pilot-member table:name="kuchenme@in.tum.de" table:display="true" table:show-details="true"/>
                <table:data-pilot-member table:name="l.hackl@tum.de" table:display="true" table:show-details="true"/>
                <table:data-pilot-member table:name="l.vordemann@tum.de" table:display="true" table:show-details="true"/>
                <table:data-pilot-member table:name="lampark9421@gmail.com" table:display="true" table:show-details="true"/>
                <table:data-pilot-member table:name="leonard-goldstein@outlook.de" table:display="true" table:show-details="true"/>
                <table:data-pilot-member table:name="leonard.lox@beonde.de" table:display="true" table:show-details="true"/>
                <table:data-pilot-member table:name="leqada@gmail.com" table:display="true" table:show-details="true"/>
                <table:data-pilot-member table:name="liao.bojian.55w@st.kyoto-u.ac.jp" table:display="true" table:show-details="true"/>
                <table:data-pilot-member table:name="liebald@net.in.tum.de" table:display="true" table:show-details="true"/>
                <table:data-pilot-member table:name="lisa.thiergart@gmail.com" table:display="true" table:show-details="true"/>
                <table:data-pilot-member table:name="lorenz.nickel@gmx.net" table:display="true" table:show-details="true"/>
                <table:data-pilot-member table:name="lorenzo.brazzi@tum.de" table:display="true" table:show-details="true"/>
                <table:data-pilot-member table:name="lu.heddendorp@gmail.com" table:display="true" table:show-details="true"/>
                <table:data-pilot-member table:name="ludwig.dickmanns@outlook.de" table:display="true" table:show-details="true"/>
                <table:data-pilot-member table:name="lukas.gerhardt@tum.de" table:display="true" table:show-details="true"/>
                <table:data-pilot-member table:name="lukas27.weiss@tum.de" table:display="true" table:show-details="true"/>
                <table:data-pilot-member table:name="lvordemann@gmail.com" table:display="true" table:show-details="true"/>
                <table:data-pilot-member table:name="m.d.a.rafdi@gmail.com" table:display="true" table:show-details="true"/>
                <table:data-pilot-member table:name="M.papula@gmx.at " table:display="true" table:show-details="true"/>
                <table:data-pilot-member table:name="m.wagenlaender@gmail.com" table:display="true" table:show-details="true"/>
                <table:data-pilot-member table:name="magdalena.gawlinska@tum.de" table:display="true" table:show-details="true"/>
                <table:data-pilot-member table:name="mahmoud.yassin@tum.de" table:display="true" table:show-details="true"/>
                <table:data-pilot-member table:name="manuel.klettner@tum.de" table:display="true" table:show-details="true"/>
                <table:data-pilot-member table:name="maria.lopez@tum.de" table:display="true" table:show-details="true"/>
                <table:data-pilot-member table:name="maria.pospelova244@gmail.com" table:display="true" table:show-details="true"/>
                <table:data-pilot-member table:name="mariettagianninaherzog@gmail.com" table:display="true" table:show-details="true"/>
                <table:data-pilot-member table:name="mariia.iurtaeva@gmail.com" table:display="true" table:show-details="true"/>
                <table:data-pilot-member table:name="marko@markostapfner.com" table:display="true" table:show-details="true"/>
                <table:data-pilot-member table:name="markus.amaseder@tum.de" table:display="true" table:show-details="true"/>
                <table:data-pilot-member table:name="markus.schacherbauer@tum.de" table:display="true" table:show-details="true"/>
                <table:data-pilot-member table:name="Marlon.bucciarelli@tum.de" table:display="true" table:show-details="true"/>
                <table:data-pilot-member table:name="martha.splitthoff@gmail.com" table:display="true" table:show-details="true"/>
                <table:data-pilot-member table:name="martin.desharnais@gmail.com" table:display="true" table:show-details="true"/>
                <table:data-pilot-member table:name="martpe95@gmail.com" table:display="true" table:show-details="true"/>
                <table:data-pilot-member table:name="masrepus97@gmail.com" table:display="true" table:show-details="true"/>
                <table:data-pilot-member table:name="Mauricelichtenberg@mail.de" table:display="true" table:show-details="true"/>
                <table:data-pilot-member table:name="max.rieger@tum.de" table:display="true" table:show-details="true"/>
                <table:data-pilot-member table:name="max.wang1997@icloud.com" table:display="true" table:show-details="true"/>
                <table:data-pilot-member table:name="max.wenninger@yahoo.de" table:display="true" table:show-details="true"/>
                <table:data-pilot-member table:name="max98adam@gmail.com" table:display="true" table:show-details="true"/>
                <table:data-pilot-member table:name="maxobermeier01@gmail.com" table:display="true" table:show-details="true"/>
                <table:data-pilot-member table:name="mbergmann1324@gmail.com" table:display="true" table:show-details="true"/>
                <table:data-pilot-member table:name="megabreit@googlemail.com" table:display="true" table:show-details="true"/>
                <table:data-pilot-member table:name="merlinmehmed17@gmail.com" table:display="true" table:show-details="true"/>
                <table:data-pilot-member table:name="mert.sueruecueoglu@tum.de" table:display="true" table:show-details="true"/>
                <table:data-pilot-member table:name="michael.lohr@tum.de" table:display="true" table:show-details="true"/>
                <table:data-pilot-member table:name="moar.ahmed@gmail.com" table:display="true" table:show-details="true"/>
                <table:data-pilot-member table:name="mohamed.elzarei@tum.de" table:display="true" table:show-details="true"/>
                <table:data-pilot-member table:name="molz@in.tum.de" table:display="true" table:show-details="true"/>
                <table:data-pilot-member table:name="montoya.adrian6384@gmail.com" table:display="true" table:show-details="true"/>
                <table:data-pilot-member table:name="Moritz.brandenburg@tum.de" table:display="true" table:show-details="true"/>
                <table:data-pilot-member table:name="Moritz@mnkr.eu" table:display="true" table:show-details="true"/>
                <table:data-pilot-member table:name="moritzsturm98@gmail.com" table:display="true" table:show-details="true"/>
                <table:data-pilot-member table:name="munseng.phoon@tum.de" table:display="true" table:show-details="true"/>
                <table:data-pilot-member table:name="mustafa.yasin2404@gmail.com" table:display="true" table:show-details="true"/>
                <table:data-pilot-member table:name="n.kritharas@outlook.de" table:display="true" table:show-details="true"/>
                <table:data-pilot-member table:name="najeeb.khan@tum.de" table:display="true" table:show-details="true"/>
                <table:data-pilot-member table:name="narteyevans92@gmail.com" table:display="true" table:show-details="true"/>
                <table:data-pilot-member table:name="nassim.walha@tum.de" table:display="true" table:show-details="true"/>
                <table:data-pilot-member table:name="nathalie.pett@tum.de" table:display="true" table:show-details="true"/>
                <table:data-pilot-member table:name="nazmican@pm.me" table:display="true" table:show-details="true"/>
                <table:data-pilot-member table:name="nico.fechtner@tum.de" table:display="true" table:show-details="true"/>
                <table:data-pilot-member table:name="Nikolaus.pinger@gmx.de" table:display="true" table:show-details="true"/>
                <table:data-pilot-member table:name="nils.krueger@tum.de" table:display="true" table:show-details="true"/>
                <table:data-pilot-member table:name="nunojpg@gmail.com" table:display="true" table:show-details="true"/>
                <table:data-pilot-member table:name="olchik23012001@gmail.com" table:display="true" table:show-details="true"/>
                <table:data-pilot-member table:name="Orkun.ispir@tum.de" table:display="true" table:show-details="true"/>
                <table:data-pilot-member table:name="osama.ahmed.cs@gmail.com" table:display="true" table:show-details="true"/>
                <table:data-pilot-member table:name="oushesh.haradhun@tum.de" table:display="true" table:show-details="true"/>
                <table:data-pilot-member table:name="panner@in.tum.de" table:display="true" table:show-details="true"/>
                <table:data-pilot-member table:name="papulamarco@gmail.com" table:display="true" table:show-details="true"/>
                <table:data-pilot-member table:name="patrick.molz@web.de" table:display="true" table:show-details="true"/>
                <table:data-pilot-member table:name="pavel.czempin@tum.de" table:display="true" table:show-details="true"/>
                <table:data-pilot-member table:name="peter.mortimer@tum.de" table:display="true" table:show-details="true"/>
                <table:data-pilot-member table:name="peterwegii@gmail.com" table:display="true" table:show-details="true"/>
                <table:data-pilot-member table:name="pfeilpascal@outlook.de" table:display="true" table:show-details="true"/>
                <table:data-pilot-member table:name="pfrommer@in.tum.de" table:display="true" table:show-details="true"/>
                <table:data-pilot-member table:name="Philipp.schneider@outlook.de" table:display="true" table:show-details="true"/>
                <table:data-pilot-member table:name="piew2k@gmail.com" table:display="true" table:show-details="true"/>
                <table:data-pilot-member table:name="pooja.krishnan@tum.de" table:display="true" table:show-details="true"/>
                <table:data-pilot-member table:name="rahulkokate41@gmail.com " table:display="true" table:show-details="true"/>
                <table:data-pilot-member table:name="riegerfr@in.tum.de" table:display="true" table:show-details="true"/>
                <table:data-pilot-member table:name="rjsjkt@gmail.com" table:display="true" table:show-details="true"/>
                <table:data-pilot-member table:name="ruofan.xu@tum.de" table:display="true" table:show-details="true"/>
                <table:data-pilot-member table:name="ryan.stanley@tum.de" table:display="true" table:show-details="true"/>
                <table:data-pilot-member table:name="s.sheykhian98@gmail.com" table:display="true" table:show-details="true"/>
                <table:data-pilot-member table:name="s.solonets@tum.de" table:display="true" table:show-details="true"/>
                <table:data-pilot-member table:name="salsabil.hamza@tum.de" table:display="true" table:show-details="true"/>
                <table:data-pilot-member table:name="saltukbugra.gokturk@tum.de" table:display="true" table:show-details="true"/>
                <table:data-pilot-member table:name="Sami.Wirtensohn@gmx.de" table:display="true" table:show-details="true"/>
                <table:data-pilot-member table:name="saptarshi.mitra@tum.de" table:display="true" table:show-details="true"/>
                <table:data-pilot-member table:name="sedayavuz14@gmail.com" table:display="true" table:show-details="true"/>
                <table:data-pilot-member table:name="selver.basic@gmail.com" table:display="true" table:show-details="true"/>
                <table:data-pilot-member table:name="sergioaffs@gmail.com" table:display="true" table:show-details="true"/>
                <table:data-pilot-member table:name="shahab.mirzai@tum.de" table:display="true" table:show-details="true"/>
                <table:data-pilot-member table:name="shilpa.ghore@gmail.com" table:display="true" table:show-details="true"/>
                <table:data-pilot-member table:name="sihan.jennifer.zhao@tum.de" table:display="true" table:show-details="true"/>
                <table:data-pilot-member table:name="simon.fernezelyi@tum.de" table:display="true" table:show-details="true"/>
                <table:data-pilot-member table:name="simon.wessling@tum.de" table:display="true" table:show-details="true"/>
                <table:data-pilot-member table:name="simon.zachau@tum.de" table:display="true" table:show-details="true"/>
                <table:data-pilot-member table:name="simon.zilker@tum.de" table:display="true" table:show-details="true"/>
                <table:data-pilot-member table:name="spk951218@gmail.com" table:display="true" table:show-details="true"/>
                <table:data-pilot-member table:name="stefan.denner@tum.de" table:display="true" table:show-details="true"/>
                <table:data-pilot-member table:name="stefan.niemeyer@vkb.de" table:display="true" table:show-details="true"/>
                <table:data-pilot-member table:name="stefan.schaerdinger@tum.de" table:display="true" table:show-details="true"/>
                <table:data-pilot-member table:name="stefan.vladov@tum.de" table:display="true" table:show-details="true"/>
                <table:data-pilot-member table:name="stefan.vladov97@gmail.com" table:display="true" table:show-details="true"/>
                <table:data-pilot-member table:name="stoianmmihail@yahoo.com" table:display="true" table:show-details="true"/>
                <table:data-pilot-member table:name="styj5@outlook.com" table:display="true" table:show-details="true"/>
                <table:data-pilot-member table:name="suleymanovemil8@gmail.com" table:display="true" table:show-details="true"/>
                <table:data-pilot-member table:name="suma.mandalreddy@gmail.com" table:display="true" table:show-details="true"/>
                <table:data-pilot-member table:name="sven.andabaka@gmail.com" table:display="true" table:show-details="true"/>
                <table:data-pilot-member table:name="sven.andabaka@tum.de" table:display="true" table:show-details="true"/>
                <table:data-pilot-member table:name="tan-colin.wei@gmx.de" table:display="true" table:show-details="true"/>
                <table:data-pilot-member table:name="Technical University Munich " table:display="true" table:show-details="true"/>
                <table:data-pilot-member table:name="theakramer1@gmail.com" table:display="true" table:show-details="true"/>
                <table:data-pilot-member table:name="therealdawn0316@gmail.com" table:display="true" table:show-details="true"/>
                <table:data-pilot-member table:name="Tianyuan.luo@tum.de" table:display="true" table:show-details="true"/>
                <table:data-pilot-member table:name="tim.pfeifle@tum.de" table:display="true" table:show-details="true"/>
                <table:data-pilot-member table:name="timchoongwh@gmail.com" table:display="true" table:show-details="true"/>
                <table:data-pilot-member table:name="timon_schneider@outlook.de" table:display="true" table:show-details="true"/>
                <table:data-pilot-member table:name="tobias-urban@outlook.com" table:display="true" table:show-details="true"/>
                <table:data-pilot-member table:name="tobias.juelg@tum.de" table:display="true" table:show-details="true"/>
                <table:data-pilot-member table:name="tobias.schamel@tum.de" table:display="true" table:show-details="true"/>
                <table:data-pilot-member table:name="tom.nguyen@tum.de" table:display="true" table:show-details="true"/>
                <table:data-pilot-member table:name="tom@h-schamberger.de" table:display="true" table:show-details="true"/>
                <table:data-pilot-member table:name="trungquoc.nguyen@tum.de" table:display="true" table:show-details="true"/>
                <table:data-pilot-member table:name="tungx.nguyen@tum.de" table:display="true" table:show-details="true"/>
                <table:data-pilot-member table:name="tux1986@googlemail.com" table:display="true" table:show-details="true"/>
                <table:data-pilot-member table:name="ugurcan.polat@tum.de" table:display="true" table:show-details="true"/>
                <table:data-pilot-member table:name="v.drobnyi@tum.de" table:display="true" table:show-details="true"/>
                <table:data-pilot-member table:name="vardnik35@gmail.com" table:display="true" table:show-details="true"/>
                <table:data-pilot-member table:name="vargavince91@gmail.com" table:display="true" table:show-details="true"/>
                <table:data-pilot-member table:name="varun.bahl@tim.de" table:display="true" table:show-details="true"/>
                <table:data-pilot-member table:name="vincent.jeltsch@tum.de" table:display="true" table:show-details="true"/>
                <table:data-pilot-member table:name="viviana.sutedjo@gmail.com" table:display="true" table:show-details="true"/>
                <table:data-pilot-member table:name="vscheibe@googlemail.com" table:display="true" table:show-details="true"/>
                <table:data-pilot-member table:name="w191444052@gmail.com" table:display="true" table:show-details="true"/>
                <table:data-pilot-member table:name="wamarobert@outlook.com" table:display="true" table:show-details="true"/>
                <table:data-pilot-member table:name="wasiq.rumaney@tum.de" table:display="true" table:show-details="true"/>
                <table:data-pilot-member table:name="wenjie.hou@tum.de" table:display="true" table:show-details="true"/>
                <table:data-pilot-member table:name="wenqingwei99@gmail.com" table:display="true" table:show-details="true"/>
                <table:data-pilot-member table:name="westermann.floris@gmail.com" table:display="true" table:show-details="true"/>
                <table:data-pilot-member table:name="wfritsch4@gmail.com" table:display="true" table:show-details="true"/>
                <table:data-pilot-member table:name="wun@in.tum.de" table:display="true" table:show-details="true"/>
                <table:data-pilot-member table:name="x@amer8.com" table:display="true" table:show-details="true"/>
                <table:data-pilot-member table:name="xiaotian.yang@hotmail.com" table:display="true" table:show-details="true"/>
                <table:data-pilot-member table:name="y.yeganeh@tum.de" table:display="true" table:show-details="true"/>
                <table:data-pilot-member table:name="yannik.schmidt@tum.de" table:display="true" table:show-details="true"/>
                <table:data-pilot-member table:name="yawei.li@tum.de" table:display="true" table:show-details="true"/>
                <table:data-pilot-member table:name="yigitaras.tunali@gmail.com" table:display="true" table:show-details="true"/>
                <table:data-pilot-member table:name="yigitaras.tunali@tum.de" table:display="true" table:show-details="true"/>
                <table:data-pilot-member table:name="yihan.hsieh@tum.de" table:display="true" table:show-details="true"/>
                <table:data-pilot-member table:name="yudhistira.arief.wibowo@tum.de" table:display="true" table:show-details="true"/>
                <table:data-pilot-member table:name="zabir.khan@tum.de" table:display="true" table:show-details="true"/>
                <table:data-pilot-member table:name="zeek.alex.uni@gmail.com" table:display="true" table:show-details="true"/>
                <table:data-pilot-member table:name="zhangyingqi.regina@gmail.com" table:display="true" table:show-details="true"/>
                <table:data-pilot-member table:name="zhaojulienne@gmail.co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4T10:17:36.065785680</meta:creation-date>
    <dc:date>2020-04-14T10:42:40.172905811</dc:date>
    <meta:editing-duration>PT2M13S</meta:editing-duration>
    <meta:editing-cycles>1</meta:editing-cycles>
    <meta:generator>LibreOffice/6.4.2.2$Linux_X86_64 LibreOffice_project/470efa65018866d4eccd0320fc85de07297c8d71</meta:generator>
    <meta:document-statistic meta:table-count="2" meta:cell-count="1538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How many people signed up multiple times?</text:p>
        </chart:title>
        <chart:plot-area chart:style-name="ch3" table:cell-range-address="'Pivot Table_Sheet1_1'.D9:'Pivot Table_Sheet1_1'.E13" chart:data-source-has-labels="both" svg:x="0.32cm" svg:y="1.275cm" svg:width="15.36cm" svg:height="6.564cm">
          <chartooo:coordinate-region svg:x="1.127cm" svg:y="1.474cm" svg:width="14.553cm" svg:height="5.718cm"/>
          <chart:axis chart:dimension="x" chart:name="primary-x" chart:style-name="ch4" chartooo:axis-type="auto">
            <chartooo:date-scale/>
            <chart:title svg:x="6.66cm" svg:y="8.019cm" chart:style-name="ch5">
              <text:p>Number of Events</text:p>
            </chart:title>
            <chart:categories table:cell-range-address="'Pivot Table_Sheet1_1'.D10:'Pivot Table_Sheet1_1'.D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Sheet1_1'.E10:'Pivot Table_Sheet1_1'.E13" chart:label-cell-address="'Pivot Table_Sheet1_1'.E9:'Pivot Table_Sheet1_1'.E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endees</text:p>
                <draw:g>
                  <svg:desc>'Pivot Table_Sheet1_1'.E9:'Pivot Table_Sheet1_1'.E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Sheet1_1'.D10:'Pivot Table_Sheet1_1'.D13</svg:desc>
                </draw:g>
              </table:table-cell>
              <table:table-cell office:value-type="float" office:value="289">
                <text:p>289</text:p>
                <draw:g>
                  <svg:desc>'Pivot Table_Sheet1_1'.E10:'Pivot Table_Sheet1_1'.E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70efa65018866d4eccd0320fc85de07297c8d7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